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1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Quotations">
      <style:paragraph-properties fo:margin-left="0.5in" fo:margin-right="0in" fo:text-indent="0in" style:auto-text-indent="false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</office:automatic-styles>
  <office:body>
    <office:text>
      <text:p text:style-name="Title">Sample document</text:p>
      <text:h text:style-name="Heading_20_1" text:outline-level="1"><text:bookmark-start text:name="sample-document"/>Sample document<text:bookmark-end text:name="sample-document"/></text:h>
      <text:p text:style-name="First_20_paragraph">This document is the source-of-truth for the binary format fixtures under <text:span text:style-name="Source_Text">testdata/formats/</text:span>. Regenerate the siblings with:</text:p>
      <text:p text:style-name="P1">pandoc fixture-source.md -o sample.docx</text:p>
      <text:p text:style-name="P2">pandoc fixture-source.md -o sample.odt</text:p>
      <text:p text:style-name="P3">pandoc fixture-source.md -o sample.epub</text:p>
      <text:p text:style-name="P4">pandoc fixture-source.md -o sample.fb2</text:p>
      <text:p text:style-name="P5">pandoc fixture-source.md -o sample.pptx</text:p>
      <text:p text:style-name="First_20_paragraph"><text:span text:style-name="Source_Text">sample.xlsx</text:span> is generated separately from <text:span text:style-name="Source_Text">sample.xlsx-source.csv</text:span> via <text:span text:style-name="Source_Text">libreoffice --headless --convert-to xlsx</text:span>, since pandoc 3.x cannot write xlsx (only read it).</text:p>
      <text:h text:style-name="Heading_20_2" text:outline-level="2"><text:bookmark-start text:name="features"/>Features<text:bookmark-end text:name="features"/></text:h>
      <text:list text:style-name="L1">
        <text:list-item>
          <text:p text:style-name="P6">Headings, paragraphs, and <text:span text:style-name="T1">bold</text:span> / <text:span text:style-name="T2">italic</text:span> prose</text:p>
        </text:list-item>
        <text:list-item>
          <text:p text:style-name="P6">Lists with <text:span text:style-name="Source_Text">inline code</text:span> and an <text:a xlink:type="simple" xlink:href="https://example.com" office:name=""><text:span text:style-name="Definition">external link</text:span></text:a></text:p>
        </text:list-item>
        <text:list-item>
          <text:p text:style-name="P6">Fenced code blocks</text:p>
        </text:list-item>
        <text:list-item>
          <text:p text:style-name="P6">Tables and blockquotes</text:p>
        </text:list-item>
      </text:list>
      <text:h text:style-name="Heading_20_2" text:outline-level="2"><text:bookmark-start text:name="code-sample"/>Code sample<text:bookmark-end text:name="code-sample"/></text:h>
      <text:p text:style-name="P7">def greet(name):</text:p>
      <text:p text:style-name="P8"><text:s text:c="4"/>return f"Hello, {name}!"</text:p>
      <text:p text:style-name="P9"/>
      <text:p text:style-name="P10">print(greet("pandoc"))</text:p>
      <text:h text:style-name="Heading_20_2" text:outline-level="2"><text:bookmark-start text:name="comparison-table"/>Comparison table<text:bookmark-end text:name="comparison-table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Table_20_Heading">Format</text:p>
            </table:table-cell>
            <table:table-cell table:style-name="TableHeaderRowCell" office:value-type="string">
              <text:p text:style-name="Table_20_Heading">Kind</text:p>
            </table:table-cell>
            <table:table-cell table:style-name="TableHeaderRowCell" office:value-type="string">
              <text:p text:style-name="Table_20_Heading">Notes</text:p>
            </table:table-cell>
          </table:table-row>
        </table:table-header-rows>
        <table:table-row>
          <table:table-cell table:style-name="TableRowCell" office:value-type="string">
            <text:p text:style-name="Table_20_Contents">docx</text:p>
          </table:table-cell>
          <table:table-cell table:style-name="TableRowCell" office:value-type="string">
            <text:p text:style-name="Table_20_Contents">binary</text:p>
          </table:table-cell>
          <table:table-cell table:style-name="TableRowCell" office:value-type="string">
            <text:p text:style-name="Table_20_Contents">Office Open XML, zip-packed</text:p>
          </table:table-cell>
        </table:table-row>
        <table:table-row>
          <table:table-cell table:style-name="TableRowCell" office:value-type="string">
            <text:p text:style-name="Table_20_Contents">odt</text:p>
          </table:table-cell>
          <table:table-cell table:style-name="TableRowCell" office:value-type="string">
            <text:p text:style-name="Table_20_Contents">binary</text:p>
          </table:table-cell>
          <table:table-cell table:style-name="TableRowCell" office:value-type="string">
            <text:p text:style-name="Table_20_Contents">OpenDocument Text</text:p>
          </table:table-cell>
        </table:table-row>
        <table:table-row>
          <table:table-cell table:style-name="TableRowCell" office:value-type="string">
            <text:p text:style-name="Table_20_Contents">epub</text:p>
          </table:table-cell>
          <table:table-cell table:style-name="TableRowCell" office:value-type="string">
            <text:p text:style-name="Table_20_Contents">binary</text:p>
          </table:table-cell>
          <table:table-cell table:style-name="TableRowCell" office:value-type="string">
            <text:p text:style-name="Table_20_Contents">EPUB e-book</text:p>
          </table:table-cell>
        </table:table-row>
        <table:table-row>
          <table:table-cell table:style-name="TableRowCell" office:value-type="string">
            <text:p text:style-name="Table_20_Contents">fb2</text:p>
          </table:table-cell>
          <table:table-cell table:style-name="TableRowCell" office:value-type="string">
            <text:p text:style-name="Table_20_Contents">text</text:p>
          </table:table-cell>
          <table:table-cell table:style-name="TableRowCell" office:value-type="string">
            <text:p text:style-name="Table_20_Contents">FictionBook XML</text:p>
          </table:table-cell>
        </table:table-row>
        <table:table-row>
          <table:table-cell table:style-name="TableRowCell" office:value-type="string">
            <text:p text:style-name="Table_20_Contents">pptx</text:p>
          </table:table-cell>
          <table:table-cell table:style-name="TableRowCell" office:value-type="string">
            <text:p text:style-name="Table_20_Contents">binary</text:p>
          </table:table-cell>
          <table:table-cell table:style-name="TableRowCell" office:value-type="string">
            <text:p text:style-name="Table_20_Contents">PowerPoint, input only in 3.5+</text:p>
          </table:table-cell>
        </table:table-row>
        <table:table-row>
          <table:table-cell table:style-name="TableRowCell" office:value-type="string">
            <text:p text:style-name="Table_20_Contents">xlsx</text:p>
          </table:table-cell>
          <table:table-cell table:style-name="TableRowCell" office:value-type="string">
            <text:p text:style-name="Table_20_Contents">binary</text:p>
          </table:table-cell>
          <table:table-cell table:style-name="TableRowCell" office:value-type="string">
            <text:p text:style-name="Table_20_Contents">Spreadsheet, input only</text:p>
          </table:table-cell>
        </table:table-row>
      </table:table>
      <text:p text:style-name="P11">Final line: a blockquote so the rendered output exercises every block-level construct exposed by the rendere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3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1.3</meta:generator>
    <dc:title>Sample document</dc:title>
    <dc:description/>
    <dc:subject/>
    <meta:keyword/>
    <meta:initial-creator/>
    <dc:creator/>
    <meta:creation-date>2026-05-13T21:40:30Z</meta:creation-date>
    <dc:date>2026-05-13T21:40:30Z</dc:date>
  </office:meta>
</office:document-meta>
</file>